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c4c3" officeooo:paragraph-rsid="0008c4c3" style:font-size-asian="15.75pt" style:font-size-complex="18pt"/>
    </style:style>
    <style:style style:name="T1" style:family="text">
      <style:text-properties officeooo:rsid="0008d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cript runner</text:p>
      <text:p text:style-name="Standard">https://www.youtube.com/watch?v=PZ_BMNIwfFQ<text:span text:style-name="T1">e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8:12:13.339871913</meta:creation-date>
    <dc:date>2019-11-16T19:11:59.714708349</dc:date>
    <meta:editing-duration>PT59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" meta:character-count="58" meta:non-whitespace-character-count="57"/>
  </office:meta>
</office:document-meta>
</file>